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000000" draw:marker-start-width="0.518cm" draw:marker-end-width="0.518cm" draw:fill-color="#ffffff" draw:opacity="100%" draw:opacity-name="" draw:textarea-horizontal-align="justify" draw:textarea-vertical-align="middle" draw:auto-grow-height="false" fo:min-height="1.802cm" fo:min-width="1.552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212cm" svg:stroke-color="#006c3b" draw:marker-start-width="0.518cm" draw:marker-end-width="0.518cm" draw:fill-color="#72bf44" draw:opacity="100%" draw:opacity-name="Transparency_20_83" draw:textarea-horizontal-align="justify" draw:textarea-vertical-align="middle" draw:auto-grow-height="false" fo:min-height="1.802cm" fo:min-width="1.552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94070a" draw:marker-start-width="0.518cm" draw:marker-end-width="0.518cm" draw:fill-color="#ef413d" draw:opacity="100%" draw:opacity-name="Transparency_20_83" draw:textarea-horizontal-align="justify" draw:textarea-vertical-align="middle" draw:auto-grow-height="false" fo:min-height="1.802cm" fo:min-width="1.552cm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212cm" svg:stroke-color="#000000" draw:marker-start-width="0.518cm" draw:marker-end-width="0.518cm" draw:fill-color="#ffffff" draw:opacity="100%" draw:opacity-name="" draw:textarea-horizontal-align="justify" draw:textarea-vertical-align="middle" draw:auto-grow-height="false" fo:min-height="1.739cm" fo:min-width="1.489cm" fo:padding-top="0.231cm" fo:padding-bottom="0.231cm" fo:padding-left="0.356cm" fo:padding-right="0.356cm"/>
    </style:style>
    <style:style style:name="gr5" style:family="graphic" style:parent-style-name="standard">
      <style:graphic-properties draw:stroke="solid" svg:stroke-width="0.212cm" svg:stroke-color="#006c3b" draw:marker-start-width="0.518cm" draw:marker-end-width="0.518cm" draw:fill-color="#72bf44" draw:opacity="100%" draw:opacity-name="Transparency_20_83" draw:textarea-horizontal-align="justify" draw:textarea-vertical-align="middle" draw:auto-grow-height="false" fo:min-height="1.739cm" fo:min-width="1.489cm" fo:padding-top="0.231cm" fo:padding-bottom="0.231cm" fo:padding-left="0.356cm" fo:padding-right="0.356cm"/>
    </style:style>
    <style:style style:name="gr6" style:family="graphic" style:parent-style-name="standard">
      <style:graphic-properties draw:stroke="solid" svg:stroke-width="0.212cm" svg:stroke-color="#94070a" draw:marker-start-width="0.518cm" draw:marker-end-width="0.518cm" draw:fill-color="#ed1c24" draw:opacity="100%" draw:opacity-name="Transparency_20_83" draw:textarea-horizontal-align="justify" draw:textarea-vertical-align="middle" draw:auto-grow-height="false" fo:min-height="1.739cm" fo:min-width="1.489cm" fo:padding-top="0.231cm" fo:padding-bottom="0.231cm" fo:padding-left="0.356cm" fo:padding-right="0.356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-color="#72bf44" draw:opacity="100%" draw:opacity-name="Transparency_20_83"/>
      <style:paragraph-properties fo:text-align="center"/>
    </style:style>
    <style:style style:name="P3" style:family="paragraph">
      <loext:graphic-properties draw:fill-color="#ef413d" draw:opacity="100%" draw:opacity-name="Transparency_20_83"/>
      <style:paragraph-properties fo:text-align="center"/>
    </style:style>
    <style:style style:name="P4" style:family="paragraph">
      <loext:graphic-properties draw:fill-color="#ed1c24" draw:opacity="100%" draw:opacity-name="Transparency_20_8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3.2cm" svg:x="6.3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cm" svg:height="3.2cm" svg:x="6.4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cm" svg:height="3.2cm" svg:x="6.4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2cm" svg:height="3.2cm" svg:x="6.3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2" draw:text-style-name="P2" draw:layer="layout" svg:width="3.2cm" svg:height="3.2cm" svg:x="6.4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cm" svg:height="3.2cm" svg:x="6.4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cm" svg:height="3.2cm" svg:x="6.4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111cm" svg:height="3.111cm" svg:x="0.143cm" svg:y="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111cm" svg:height="3.111cm" svg:x="0.143cm" svg:y="0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2" draw:text-style-name="P2" draw:layer="layout" svg:width="3.2cm" svg:height="3.2cm" svg:x="6.4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cm" svg:height="3.2cm" svg:x="6.4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cm" svg:height="3.2cm" svg:x="6.4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111cm" svg:height="3.111cm" svg:x="0.143cm" svg:y="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111cm" svg:height="3.111cm" svg:x="0.143cm" svg:y="0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83" draw:display-name="Transparency 83" draw:style="radial" draw:cx="25%" draw:cy="30%" draw:start="95%" draw:end="70%" draw:border="30%"/>
    <draw:opacity draw:name="Transparency_20_84" draw:display-name="Transparency 84" draw:style="radial" draw:cx="25%" draw:cy="30%" draw:start="95%" draw:end="75%" draw:border="3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4cm" fo:page-height="3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6:38:47.527071490</meta:creation-date>
    <dc:date>2019-04-04T20:11:40.528100628</dc:date>
    <meta:editing-duration>PT3H21M40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